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32f19b" officeooo:paragraph-rsid="00131f4f" fo:background-color="transparent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0131f4f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1e4eb8" officeooo:paragraph-rsid="001ba0e3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e4eb8" officeooo:paragraph-rsid="0050335d" style:font-weight-asian="bold" style:font-weight-complex="bold"/>
    </style:style>
    <style:style style:name="P6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4dfa37" officeooo:paragraph-rsid="004dfa37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4ed214" officeooo:paragraph-rsid="004dfa37" style:font-weight-asian="bold" style:font-weight-complex="bold"/>
    </style:style>
    <style:style style:name="P9" style:family="paragraph" style:parent-style-name="Standard">
      <style:text-properties fo:language="en" fo:country="US" officeooo:rsid="00119e79" officeooo:paragraph-rsid="00131f4f"/>
    </style:style>
    <style:style style:name="P10" style:family="paragraph" style:parent-style-name="Standard">
      <style:text-properties fo:language="en" fo:country="US" fo:font-weight="normal" officeooo:rsid="00357d7d" officeooo:paragraph-rsid="0014eac0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dfa37" officeooo:paragraph-rsid="004dfa37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4dfa37" officeooo:paragraph-rsid="0050335d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4ed214" officeooo:paragraph-rsid="004ed214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219f2" officeooo:paragraph-rsid="005219f2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5219f2" officeooo:paragraph-rsid="00565fa3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565fa3" officeooo:paragraph-rsid="0056cd0d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56cd0d" officeooo:paragraph-rsid="0056cd0d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56cd0d" officeooo:paragraph-rsid="005dc08e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5ad683" officeooo:paragraph-rsid="005ad683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5ca030" officeooo:paragraph-rsid="005ca030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5dc08e" officeooo:paragraph-rsid="005dc08e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6545cc" officeooo:paragraph-rsid="006545cc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667b1e" officeooo:paragraph-rsid="00667b1e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100f487" officeooo:paragraph-rsid="00131f4f" fo:background-color="#dddddd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136227" officeooo:paragraph-rsid="0014818c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136227" officeooo:paragraph-rsid="0038376e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136227" officeooo:paragraph-rsid="001ba0e3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1ba0e3" officeooo:paragraph-rsid="001ba0e3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1ba0e3" officeooo:paragraph-rsid="0044aa18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38376e" officeooo:paragraph-rsid="0038376e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466ce7" officeooo:paragraph-rsid="00466ce7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4903ab" officeooo:paragraph-rsid="004903ab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4c0881" officeooo:paragraph-rsid="004c0881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6828a0" officeooo:paragraph-rsid="006828a0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6ad2f4" officeooo:paragraph-rsid="006ad2f4" fo:background-color="transparent" style:font-weight-asian="normal" style:font-weight-complex="normal"/>
    </style:style>
    <style:style style:name="P36" style:family="paragraph" style:parent-style-name="Standard">
      <style:text-properties fo:language="en" fo:country="US" officeooo:rsid="001b8640" officeooo:paragraph-rsid="00131f4f"/>
    </style:style>
    <style:style style:name="P37" style:family="paragraph" style:parent-style-name="Standard">
      <style:text-properties fo:language="en" fo:country="US" officeooo:rsid="00119e79" officeooo:paragraph-rsid="001779e7" fo:background-color="transparent"/>
    </style:style>
    <style:style style:name="P38" style:family="paragraph" style:parent-style-name="Standard">
      <style:text-properties fo:language="en" fo:country="US" officeooo:rsid="001ee583" officeooo:paragraph-rsid="0038376e" fo:background-color="transparent"/>
    </style:style>
    <style:style style:name="P39" style:family="paragraph" style:parent-style-name="Standard">
      <style:text-properties fo:language="en" fo:country="US" officeooo:rsid="001ee583" officeooo:paragraph-rsid="0042fd50" fo:background-color="transparent"/>
    </style:style>
    <style:style style:name="P40" style:family="paragraph" style:parent-style-name="Standard">
      <style:text-properties fo:language="en" fo:country="US" officeooo:rsid="00377c68" officeooo:paragraph-rsid="00377c68" fo:background-color="transparent"/>
    </style:style>
    <style:style style:name="P41" style:family="paragraph" style:parent-style-name="Standard">
      <style:text-properties fo:language="en" fo:country="US" fo:font-style="italic" fo:font-weight="bold" officeooo:rsid="0042fd50" officeooo:paragraph-rsid="0042fd50" fo:background-color="transparent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language="en" fo:country="US" fo:font-style="italic" fo:font-weight="bold" officeooo:rsid="0042fd50" officeooo:paragraph-rsid="0044aa18" fo:background-color="transparent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language="en" fo:country="US" fo:font-style="italic" fo:font-weight="bold" officeooo:rsid="0044aa18" officeooo:paragraph-rsid="0044aa18" fo:background-color="transparent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language="en" fo:country="US" fo:font-style="normal" fo:font-weight="normal" officeooo:rsid="0042fd50" officeooo:paragraph-rsid="0056cd0d" fo:background-color="#ddddd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fo:font-weight="normal" officeooo:rsid="0042fd50" officeooo:paragraph-rsid="006828a0" fo:background-color="#dddddd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style="normal" fo:font-weight="normal" officeooo:rsid="005dc08e" officeooo:paragraph-rsid="005dc08e" fo:background-color="#ddddd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language="en" fo:country="US" fo:font-style="normal" fo:font-weight="normal" officeooo:rsid="005e34bb" officeooo:paragraph-rsid="005e34bb" fo:background-color="#dddddd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language="en" fo:country="US" fo:font-style="normal" fo:font-weight="normal" officeooo:rsid="005ca030" officeooo:paragraph-rsid="005e34bb" fo:background-color="#ddddd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language="en" fo:country="US" fo:font-style="normal" fo:font-weight="normal" officeooo:rsid="005ca030" officeooo:paragraph-rsid="00696df9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ize="6pt" fo:language="en" fo:country="US" fo:font-weight="bold" officeooo:rsid="001e4eb8" officeooo:paragraph-rsid="0014818c" style:font-size-asian="6pt" style:font-weight-asian="bold" style:font-size-complex="6pt" style:font-weight-complex="bold"/>
    </style:style>
    <style:style style:name="P51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52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53" style:family="paragraph" style:parent-style-name="Standard">
      <style:text-properties fo:font-size="6pt" fo:language="en" fo:country="US" fo:font-weight="normal" officeooo:rsid="003b1ec5" officeooo:paragraph-rsid="004dfa37" style:font-size-asian="6pt" style:font-weight-asian="normal" style:font-size-complex="6pt" style:font-weight-complex="normal"/>
    </style:style>
    <style:style style:name="P54" style:family="paragraph" style:parent-style-name="Standard">
      <style:text-properties fo:font-size="6pt" fo:language="en" fo:country="US" fo:font-weight="normal" officeooo:rsid="003b1ec5" officeooo:paragraph-rsid="0050335d" style:font-size-asian="6pt" style:font-weight-asian="normal" style:font-size-complex="6pt" style:font-weight-complex="normal"/>
    </style:style>
    <style:style style:name="P55" style:family="paragraph" style:parent-style-name="Standard">
      <style:text-properties fo:font-size="6pt" fo:language="en" fo:country="US" fo:font-weight="normal" officeooo:rsid="003b1ec5" officeooo:paragraph-rsid="005f7131" style:font-size-asian="6pt" style:font-weight-asian="normal" style:font-size-complex="6pt" style:font-weight-complex="normal"/>
    </style:style>
    <style:style style:name="P56" style:family="paragraph" style:parent-style-name="Standard">
      <style:text-properties fo:color="#999999" fo:language="en" fo:country="US" fo:font-weight="bold" officeooo:rsid="001e4eb8" officeooo:paragraph-rsid="0014818c" style:font-weight-asian="bold" style:font-weight-complex="bold"/>
    </style:style>
    <style:style style:name="P57" style:family="paragraph" style:parent-style-name="Standard">
      <style:text-properties fo:color="#999999" fo:language="en" fo:country="US" fo:font-weight="bold" officeooo:rsid="003b1ec5" officeooo:paragraph-rsid="00131f4f" style:font-weight-asian="bold" style:font-weight-complex="bold"/>
    </style:style>
    <style:style style:name="P58" style:family="paragraph" style:parent-style-name="Standard">
      <style:text-properties fo:color="#999999" fo:language="en" fo:country="US" fo:font-weight="bold" officeooo:rsid="003b1ec5" officeooo:paragraph-rsid="004dfa37" style:font-weight-asian="bold" style:font-weight-complex="bold"/>
    </style:style>
    <style:style style:name="P59" style:family="paragraph" style:parent-style-name="Standard">
      <style:text-properties fo:color="#999999" fo:language="en" fo:country="US" fo:font-weight="bold" officeooo:rsid="003b1ec5" officeooo:paragraph-rsid="0050335d" style:font-weight-asian="bold" style:font-weight-complex="bold"/>
    </style:style>
    <style:style style:name="P60" style:family="paragraph" style:parent-style-name="Standard">
      <style:text-properties fo:color="#999999" fo:language="en" fo:country="US" fo:font-weight="bold" officeooo:rsid="003b1ec5" officeooo:paragraph-rsid="005f7131" style:font-weight-asian="bold" style:font-weight-complex="bold"/>
    </style:style>
    <style:style style:name="P61" style:family="paragraph" style:parent-style-name="Standard">
      <style:paragraph-properties fo:break-before="page"/>
      <style:text-properties fo:color="#999999" fo:language="en" fo:country="US" fo:font-weight="bold" officeooo:rsid="0032f19b" officeooo:paragraph-rsid="00131f4f" fo:background-color="transparent" style:font-weight-asian="bold" style:font-weight-complex="bold"/>
    </style:style>
    <style:style style:name="P62" style:family="paragraph" style:parent-style-name="Standard">
      <style:text-properties fo:language="en" fo:country="US" fo:font-weight="normal" officeooo:rsid="00377c68" officeooo:paragraph-rsid="00377c68" fo:background-color="transparent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1ee583" officeooo:paragraph-rsid="0038376e" fo:background-color="transparent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047262c" officeooo:paragraph-rsid="006d7928" fo:background-color="transparent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47262c" officeooo:paragraph-rsid="00707467" fo:background-color="transparent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136227" officeooo:paragraph-rsid="0014818c" fo:background-color="transparent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565fa3" officeooo:paragraph-rsid="006d7928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05ca030" officeooo:paragraph-rsid="006d7928" style:font-weight-asian="normal" style:font-weight-complex="normal"/>
    </style:style>
    <style:style style:name="P69" style:family="paragraph" style:parent-style-name="Standard">
      <style:text-properties fo:language="en" fo:country="US" fo:font-style="normal" fo:font-weight="normal" officeooo:rsid="0042fd50" officeooo:paragraph-rsid="0042fd50" fo:background-color="transparent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n" fo:country="US" fo:font-style="normal" fo:font-weight="normal" officeooo:rsid="0044aa18" officeooo:paragraph-rsid="0044aa18" fo:background-color="transparent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n" fo:country="US" fo:font-style="normal" fo:font-weight="normal" officeooo:rsid="005dc08e" officeooo:paragraph-rsid="006d7928" fo:background-color="#dddddd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n" fo:country="US" fo:font-style="normal" fo:font-weight="normal" officeooo:rsid="005dc08e" officeooo:paragraph-rsid="006f743b" fo:background-color="#dddddd" style:font-style-asian="normal" style:font-weight-asian="normal" style:font-style-complex="normal" style:font-weight-complex="normal"/>
    </style:style>
    <style:style style:name="T1" style:family="text">
      <style:text-properties officeooo:rsid="0043d0fb"/>
    </style:style>
    <style:style style:name="T2" style:family="text">
      <style:text-properties officeooo:rsid="00136227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94c10f" fo:background-color="#fff200" loext:char-shading-value="0" style:font-weight-asian="bold" style:font-weight-complex="bold"/>
    </style:style>
    <style:style style:name="T5" style:family="text">
      <style:text-properties fo:font-weight="bold" officeooo:rsid="00f062d5" fo:background-color="#fff200" loext:char-shading-value="0" style:font-weight-asian="bold" style:font-weight-complex="bold"/>
    </style:style>
    <style:style style:name="T6" style:family="text">
      <style:text-properties fo:font-weight="bold" officeooo:rsid="00fb0d24" fo:background-color="#fff200" loext:char-shading-value="0" style:font-weight-asian="bold" style:font-weight-complex="bold"/>
    </style:style>
    <style:style style:name="T7" style:family="text">
      <style:text-properties fo:font-weight="bold" officeooo:rsid="00704232" fo:background-color="#fff200" loext:char-shading-value="0" style:font-weight-asian="bold" style:font-weight-complex="bold"/>
    </style:style>
    <style:style style:name="T8" style:family="text">
      <style:text-properties fo:font-weight="bold" officeooo:rsid="00131f4f" fo:background-color="#fff200" loext:char-shading-value="0" style:font-weight-asian="bold" style:font-weight-complex="bold"/>
    </style:style>
    <style:style style:name="T9" style:family="text">
      <style:text-properties fo:font-weight="bold" officeooo:rsid="00158c3e" fo:background-color="#fff200" loext:char-shading-value="0" style:font-weight-asian="bold" style:font-weight-complex="bold"/>
    </style:style>
    <style:style style:name="T10" style:family="text">
      <style:text-properties fo:font-weight="bold" officeooo:rsid="00373dfb" fo:background-color="#fff200" loext:char-shading-value="0" style:font-weight-asian="bold" style:font-weight-complex="bold"/>
    </style:style>
    <style:style style:name="T11" style:family="text">
      <style:text-properties fo:font-weight="bold" officeooo:rsid="004008ef" fo:background-color="#fff200" loext:char-shading-value="0" style:font-weight-asian="bold" style:font-weight-complex="bold"/>
    </style:style>
    <style:style style:name="T12" style:family="text">
      <style:text-properties fo:font-weight="bold" officeooo:rsid="005ca030" fo:background-color="#fff200" loext:char-shading-value="0" style:font-weight-asian="bold" style:font-weight-complex="bold"/>
    </style:style>
    <style:style style:name="T13" style:family="text">
      <style:text-properties fo:font-weight="bold" officeooo:rsid="0063b070" fo:background-color="#fff200" loext:char-shading-value="0" style:font-weight-asian="bold" style:font-weight-complex="bold"/>
    </style:style>
    <style:style style:name="T14" style:family="text">
      <style:text-properties fo:font-weight="bold" officeooo:rsid="006828a0" fo:background-color="#fff200" loext:char-shading-value="0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36227" style:font-weight-asian="bold" style:font-weight-complex="bold"/>
    </style:style>
    <style:style style:name="T17" style:family="text">
      <style:text-properties fo:font-weight="bold" officeooo:rsid="00704232" style:font-weight-asian="bold" style:font-weight-complex="bold"/>
    </style:style>
    <style:style style:name="T18" style:family="text">
      <style:text-properties fo:font-weight="bold" officeooo:rsid="008ceef7" style:font-weight-asian="bold" style:font-weight-complex="bold"/>
    </style:style>
    <style:style style:name="T19" style:family="text">
      <style:text-properties fo:font-weight="bold" officeooo:rsid="00373dfb" style:font-weight-asian="bold" style:font-weight-complex="bold"/>
    </style:style>
    <style:style style:name="T20" style:family="text">
      <style:text-properties fo:font-weight="bold" officeooo:rsid="004008ef" style:font-weight-asian="bold" style:font-weight-complex="bold"/>
    </style:style>
    <style:style style:name="T21" style:family="text">
      <style:text-properties fo:font-weight="bold" officeooo:rsid="004a5340" style:font-weight-asian="bold" style:font-weight-complex="bold"/>
    </style:style>
    <style:style style:name="T22" style:family="text">
      <style:text-properties fo:font-weight="bold" officeooo:rsid="00538919" style:font-weight-asian="bold" style:font-weight-complex="bold"/>
    </style:style>
    <style:style style:name="T23" style:family="text">
      <style:text-properties fo:font-weight="bold" officeooo:rsid="0057428e" style:font-weight-asian="bold" style:font-weight-complex="bold"/>
    </style:style>
    <style:style style:name="T24" style:family="text">
      <style:text-properties fo:font-weight="bold" officeooo:rsid="0100f487" fo:background-color="#dddddd" loext:char-shading-value="0" style:font-weight-asian="bold" style:font-weight-complex="bold"/>
    </style:style>
    <style:style style:name="T25" style:family="text">
      <style:text-properties fo:font-weight="bold" fo:background-color="transparent" loext:char-shading-value="0" style:font-weight-asian="bold" style:font-weight-complex="bold"/>
    </style:style>
    <style:style style:name="T26" style:family="text">
      <style:text-properties officeooo:rsid="0032ee5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2ee51" style:font-weight-asian="normal" style:font-weight-complex="normal"/>
    </style:style>
    <style:style style:name="T29" style:family="text">
      <style:text-properties fo:font-weight="normal" officeooo:rsid="00136227" style:font-weight-asian="normal" style:font-weight-complex="normal"/>
    </style:style>
    <style:style style:name="T30" style:family="text">
      <style:text-properties fo:font-weight="normal" officeooo:rsid="00373dfb" style:font-weight-asian="normal" style:font-weight-complex="normal"/>
    </style:style>
    <style:style style:name="T31" style:family="text">
      <style:text-properties fo:font-weight="normal" officeooo:rsid="00377c68" style:font-weight-asian="normal" style:font-weight-complex="normal"/>
    </style:style>
    <style:style style:name="T32" style:family="text">
      <style:text-properties fo:font-weight="normal" officeooo:rsid="0038376e" style:font-weight-asian="normal" style:font-weight-complex="normal"/>
    </style:style>
    <style:style style:name="T33" style:family="text">
      <style:text-properties fo:font-weight="normal" officeooo:rsid="00395d54" style:font-weight-asian="normal" style:font-weight-complex="normal"/>
    </style:style>
    <style:style style:name="T34" style:family="text">
      <style:text-properties fo:font-weight="normal" officeooo:rsid="003b5313" style:font-weight-asian="normal" style:font-weight-complex="normal"/>
    </style:style>
    <style:style style:name="T35" style:family="text">
      <style:text-properties fo:font-weight="normal" officeooo:rsid="0042fd50" style:font-weight-asian="normal" style:font-weight-complex="normal"/>
    </style:style>
    <style:style style:name="T36" style:family="text">
      <style:text-properties fo:font-weight="normal" officeooo:rsid="006d105f" style:font-weight-asian="normal" style:font-weight-complex="normal"/>
    </style:style>
    <style:style style:name="T37" style:family="text">
      <style:text-properties fo:font-weight="normal" officeooo:rsid="00707467" style:font-weight-asian="normal" style:font-weight-complex="normal"/>
    </style:style>
    <style:style style:name="T38" style:family="text">
      <style:text-properties fo:font-weight="normal" officeooo:rsid="00bb70dd" fo:background-color="transparent" loext:char-shading-value="0" style:font-weight-asian="normal" style:font-weight-complex="normal"/>
    </style:style>
    <style:style style:name="T39" style:family="text">
      <style:text-properties fo:font-weight="normal" officeooo:rsid="00704232" fo:background-color="transparent" loext:char-shading-value="0" style:font-weight-asian="normal" style:font-weight-complex="normal"/>
    </style:style>
    <style:style style:name="T40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41" style:family="text">
      <style:text-properties fo:font-weight="normal" officeooo:rsid="00373dfb" fo:background-color="#dddddd" loext:char-shading-value="0" style:font-weight-asian="normal" style:font-weight-complex="normal"/>
    </style:style>
    <style:style style:name="T42" style:family="text">
      <style:text-properties fo:background-color="#dddddd" loext:char-shading-value="0"/>
    </style:style>
    <style:style style:name="T43" style:family="text">
      <style:text-properties officeooo:rsid="0100f487" fo:background-color="#dddddd" loext:char-shading-value="0"/>
    </style:style>
    <style:style style:name="T44" style:family="text">
      <style:text-properties officeooo:rsid="00a176b7" fo:background-color="#dddddd" loext:char-shading-value="0"/>
    </style:style>
    <style:style style:name="T45" style:family="text">
      <style:text-properties officeooo:rsid="0014eac0" fo:background-color="#dddddd" loext:char-shading-value="0"/>
    </style:style>
    <style:style style:name="T46" style:family="text">
      <style:text-properties officeooo:rsid="005e34bb" fo:background-color="#dddddd" loext:char-shading-value="0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395d54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485e20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56cd0d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6ad2f4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6d7928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fo:background-color="#fff200" loext:char-shading-value="0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373dfb" fo:background-color="#fff200" loext:char-shading-value="0" style:font-style-asian="italic" style:font-weight-asian="bold" style:font-style-complex="italic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00f487" fo:background-color="#dddddd" loext:char-shading-value="0" style:font-style-asian="italic" style:font-style-complex="italic"/>
    </style:style>
    <style:style style:name="T57" style:family="text">
      <style:text-properties fo:font-style="italic" officeooo:rsid="0042fd50" fo:background-color="#dddddd" loext:char-shading-value="0" style:font-style-asian="italic" style:font-style-complex="italic"/>
    </style:style>
    <style:style style:name="T58" style:family="text">
      <style:text-properties fo:font-style="italic" officeooo:rsid="005dc08e" fo:background-color="#dddddd" loext:char-shading-value="0" style:font-style-asian="italic" style:font-style-complex="italic"/>
    </style:style>
    <style:style style:name="T59" style:family="text">
      <style:text-properties fo:font-style="normal" fo:font-weight="bold" officeooo:rsid="00373dfb" fo:background-color="#fff200" loext:char-shading-value="0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6d7928" fo:background-color="#fff200" loext:char-shading-value="0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2fd50" style:font-style-asian="normal" style:font-weight-asian="bold" style:font-style-complex="normal" style:font-weight-complex="bold" fo:background-color="#ffffff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6d7928" style:font-style-asian="normal" style:font-style-complex="normal" fo:background-color="#ffffff"/>
    </style:style>
    <style:style style:name="T64" style:family="text">
      <style:text-properties fo:font-style="normal" officeooo:rsid="0042fd50" style:font-style-asian="normal" style:font-style-complex="normal" fo:background-color="#ffffff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1ba0e3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44aa18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707467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fo:background-color="#dddddd" loext:char-shading-value="0" style:font-style-asian="normal" style:font-weight-asian="normal" style:font-style-complex="normal" style:font-weight-complex="normal"/>
    </style:style>
    <style:style style:name="T70" style:family="text">
      <style:text-properties fo:font-style="normal" fo:background-color="#fff200" loext:char-shading-value="0" style:font-style-asian="normal" style:font-style-complex="normal"/>
    </style:style>
    <style:style style:name="T71" style:family="text">
      <style:text-properties fo:font-style="normal" officeooo:rsid="00373dfb" fo:background-color="#fff200" loext:char-shading-value="0" style:font-style-asian="normal" style:font-style-complex="normal"/>
    </style:style>
    <style:style style:name="T72" style:family="text">
      <style:text-properties fo:font-style="normal" officeooo:rsid="00538919" fo:background-color="#fff200" loext:char-shading-value="0" style:font-style-asian="normal" style:font-style-complex="normal"/>
    </style:style>
    <style:style style:name="T73" style:family="text">
      <style:text-properties fo:font-style="normal" officeooo:rsid="00555e09" fo:background-color="#fff200" loext:char-shading-value="0" style:font-style-asian="normal" style:font-style-complex="normal"/>
    </style:style>
    <style:style style:name="T74" style:family="text">
      <style:text-properties fo:font-style="normal" officeooo:rsid="0042fd50" fo:background-color="#dddddd" loext:char-shading-value="0" style:font-style-asian="normal" style:font-style-complex="normal"/>
    </style:style>
    <style:style style:name="T75" style:family="text">
      <style:text-properties fo:font-style="normal" officeooo:rsid="005dc08e" fo:background-color="#dddddd" loext:char-shading-value="0" style:font-style-asian="normal" style:font-style-complex="normal"/>
    </style:style>
    <style:style style:name="T76" style:family="text">
      <style:text-properties officeooo:rsid="00704232"/>
    </style:style>
    <style:style style:name="T77" style:family="text">
      <style:text-properties officeooo:rsid="00bb70dd"/>
    </style:style>
    <style:style style:name="T78" style:family="text">
      <style:text-properties officeooo:rsid="00fb0d24" fo:background-color="#fff200" loext:char-shading-value="0"/>
    </style:style>
    <style:style style:name="T79" style:family="text">
      <style:text-properties officeooo:rsid="00373dfb" fo:background-color="#fff200" loext:char-shading-value="0"/>
    </style:style>
    <style:style style:name="T80" style:family="text">
      <style:text-properties officeooo:rsid="0033d7b7"/>
    </style:style>
    <style:style style:name="T81" style:family="text">
      <style:text-properties officeooo:rsid="00373dfb"/>
    </style:style>
    <style:style style:name="T82" style:family="text">
      <style:text-properties officeooo:rsid="003e2dad"/>
    </style:style>
    <style:style style:name="T83" style:family="text">
      <style:text-properties officeooo:rsid="004008ef"/>
    </style:style>
    <style:style style:name="T84" style:family="text">
      <style:text-properties officeooo:rsid="00485e20"/>
    </style:style>
    <style:style style:name="T85" style:family="text">
      <style:text-properties officeooo:rsid="004a5340"/>
    </style:style>
    <style:style style:name="T86" style:family="text">
      <style:text-properties officeooo:rsid="004dfa37"/>
    </style:style>
    <style:style style:name="T87" style:family="text">
      <style:text-properties officeooo:rsid="0050335d"/>
    </style:style>
    <style:style style:name="T88" style:family="text">
      <style:text-properties officeooo:rsid="0056cd0d"/>
    </style:style>
    <style:style style:name="T89" style:family="text">
      <style:text-properties officeooo:rsid="0057428e"/>
    </style:style>
    <style:style style:name="T90" style:family="text">
      <style:text-properties fo:background-color="transparent" loext:char-shading-value="0"/>
    </style:style>
    <style:style style:name="T91" style:family="text">
      <style:text-properties officeooo:rsid="00592a00" fo:background-color="transparent" loext:char-shading-value="0"/>
    </style:style>
    <style:style style:name="T92" style:family="text">
      <style:text-properties officeooo:rsid="005dc08e"/>
    </style:style>
    <style:style style:name="T93" style:family="text">
      <style:text-properties officeooo:rsid="006545cc"/>
    </style:style>
    <style:style style:name="T94" style:family="text">
      <style:text-properties officeooo:rsid="00667b1e"/>
    </style:style>
    <style:style style:name="T95" style:family="text">
      <style:text-properties fo:color="#999999"/>
    </style:style>
    <style:style style:name="T96" style:family="text">
      <style:text-properties fo:color="#999999" officeooo:rsid="00373dfb"/>
    </style:style>
    <style:style style:name="T97" style:family="text">
      <style:text-properties officeooo:rsid="0066c5b9"/>
    </style:style>
    <style:style style:name="T98" style:family="text">
      <style:text-properties officeooo:rsid="006828a0"/>
    </style:style>
    <style:style style:name="T99" style:family="text">
      <style:text-properties officeooo:rsid="006ad2f4"/>
    </style:style>
    <style:style style:name="T100" style:family="text">
      <style:text-properties officeooo:rsid="006d7928"/>
    </style:style>
    <style:style style:name="T101" style:family="text">
      <style:text-properties fo:background-color="#ffffff"/>
    </style:style>
    <style:style style:name="T102" style:family="text">
      <style:text-properties officeooo:rsid="006f743b"/>
    </style:style>
    <style:style style:name="T103" style:family="text">
      <style:text-properties fo:language="de" fo:country="DE"/>
    </style:style>
    <style:style style:name="T104" style:family="text">
      <style:text-properties fo:language="de" fo:country="DE" officeooo:rsid="0066c5b9"/>
    </style:style>
    <style:style style:name="T105" style:family="text">
      <style:text-properties fo:language="de" fo:country="DE" officeooo:rsid="006f743b"/>
    </style:style>
    <style:style style:name="T106" style:family="text">
      <style:text-properties fo:language="de" fo:country="DE" fo:font-weight="normal" officeooo:rsid="00707467" style:font-weight-asian="normal" style:font-weight-complex="normal"/>
    </style:style>
    <style:style style:name="T107" style:family="text">
      <style:text-properties fo:language="de" fo:country="DE" fo:font-style="normal" fo:font-weight="normal" officeooo:rsid="00707467" style:font-style-asian="normal" style:font-weight-asian="normal" style:font-style-complex="normal" style:font-weight-complex="normal"/>
    </style:style>
    <style:style style:name="T108" style:family="text">
      <style:text-properties fo:language="de" fo:country="DE" officeooo:rsid="00707467"/>
    </style:style>
    <style:style style:name="T109" style:family="text">
      <style:text-properties fo:language="de" fo:country="DE" fo:font-weight="bold" officeooo:rsid="0071ad2f" style:font-weight-asian="bold" style:font-weight-complex="bold"/>
    </style:style>
    <style:style style:name="T110" style:family="text">
      <style:text-properties fo:language="de" fo:country="DE" officeooo:rsid="0071ad2f"/>
    </style:style>
    <style:style style:name="T111" style:family="text">
      <style:text-properties fo:language="de" fo:country="DE" officeooo:rsid="00746dd0"/>
    </style:style>
    <style:style style:name="T112" style:family="text">
      <style:text-properties fo:language="de" fo:country="DE" fo:font-style="italic" fo:font-weight="bold" style:font-style-asian="italic" style:font-weight-asian="bold" style:font-style-complex="italic" style:font-weight-complex="bold"/>
    </style:style>
    <style:style style:name="T113" style:family="text">
      <style:text-properties fo:language="de" fo:country="DE" fo:font-style="italic" fo:font-weight="bold" officeooo:rsid="007787ee" style:font-style-asian="italic" style:font-weight-asian="bold" style:font-style-complex="italic" style:font-weight-complex="bold"/>
    </style:style>
    <style:style style:name="T114" style:family="text">
      <style:text-properties officeooo:rsid="00707467"/>
    </style:style>
    <style:style style:name="T115" style:family="text">
      <style:text-properties officeooo:rsid="0071ad2f"/>
    </style:style>
    <style:style style:name="T116" style:family="text">
      <style:text-properties officeooo:rsid="00746d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### <text:span text:style-name="T1">Intro</text:span> ###</text:p>
      <text:p text:style-name="P51"/>
      <text:p text:style-name="P9"><text:span text:style-name="T2">Here are some </text:span><text:span text:style-name="T10">Java, Maven and Gradle</text:span><text:span text:style-name="T16"> improvements </text:span><text:span text:style-name="T26">of the </text:span><text:span text:style-name="T28">Eclipse IDE </text:span><text:span text:style-name="T4">201</text:span><text:span text:style-name="T5">9</text:span><text:span text:style-name="T4">-</text:span><text:span text:style-name="T5">0</text:span><text:span text:style-name="T8">6</text:span><text:span text:style-name="T28">,</text:span></text:p>
      <text:p text:style-name="P10"><text:span text:style-name="T42">improvements </text:span><text:span text:style-name="T43">that have been added </text:span><text:span text:style-name="T24">since the last release in March </text:span><text:span text:style-name="T43">three months </text:span><text:span text:style-name="T45">ago</text:span><text:span text:style-name="T44">.</text:span></text:p>
      <text:p text:style-name="P2"/>
      <text:p text:style-name="P3"/>
      <text:p text:style-name="P56">### <text:span text:style-name="T81">Java 12 </text:span>###</text:p>
      <text:p text:style-name="P50"/>
      <text:p text:style-name="P37"><text:span text:style-name="T31">The Eclipse 2019-06 IDE </text:span><text:span text:style-name="T30">has</text:span><text:span text:style-name="T29"> </text:span><text:span text:style-name="T10">built-in Java 12</text:span><text:span text:style-name="T16"> </text:span><text:span text:style-name="T19">support</text:span><text:span text:style-name="T30">:</text:span></text:p>
      <text:p text:style-name="P40"><text:span text:style-name="T40">When creating a new Java project,</text:span><text:span text:style-name="T27"> you can select the JRE </text:span><text:span text:style-name="T32">to use </text:span><text:span text:style-name="T27">from a list </text:span><text:span text:style-name="T37">that goes </text:span><text:span text:style-name="T15">up to Java 12</text:span><text:span text:style-name="T27"> </text:span><text:span text:style-name="T41">now</text:span><text:span text:style-name="T27">.</text:span></text:p>
      <text:p text:style-name="P62"/>
      <text:p text:style-name="P62">But for now, let's start with Java 11 and switch to Java 12 later.</text:p>
      <text:p text:style-name="P62"/>
      <text:p text:style-name="P26"><text:span text:style-name="T43">In the </text:span><text:span text:style-name="T56">New Module Info</text:span><text:span text:style-name="T43"> dialog</text:span> there is a <text:span text:style-name="T15">new checkbox to create comments</text:span> or not.</text:p>
      <text:p text:style-name="P26"/>
      <text:p text:style-name="P26">There is also a handy <text:span text:style-name="T15">link</text:span> that leads <text:span text:style-name="T15">to the</text:span> corresponding <text:span text:style-name="T15">project settings</text:span>.</text:p>
      <text:p text:style-name="P30">Here you can change the comments. </text:p>
      <text:p text:style-name="P26"/>
      <text:p text:style-name="P39"><text:span text:style-name="T27">With the checkbox at the bottom, you can set the </text:span><text:span text:style-name="T15">default</text:span><text:span text:style-name="T27"> </text:span><text:span text:style-name="T32">of the comment checkbox </text:span><text:span text:style-name="T35">in the</text:span><text:span text:style-name="T32"> dialog</text:span><text:span text:style-name="T35">s </text:span><text:span text:style-name="T36">to create elements</text:span><text:span text:style-name="T27">.</text:span></text:p>
      <text:p text:style-name="P63"/>
      <text:p text:style-name="P38"><text:span text:style-name="T33">Also the</text:span><text:span text:style-name="T27"> </text:span><text:span text:style-name="T47">New </text:span><text:span text:style-name="T48">Java </text:span><text:span text:style-name="T47">Package</text:span><text:span text:style-name="T27"> </text:span><text:span text:style-name="T34">dialog </text:span><text:span text:style-name="T37">now </text:span><text:span text:style-name="T34">has</text:span><text:span text:style-name="T27"> the </text:span><text:span text:style-name="T15">comment checkbox</text:span><text:span text:style-name="T27">.</text:span></text:p>
      <text:p text:style-name="P28"/>
      <text:p text:style-name="P28">In <text:span text:style-name="T15">Java 12,</text:span> the <text:span text:style-name="T54">switch</text:span> statement has been improved.</text:p>
      <text:p text:style-name="P28">This new <text:span text:style-name="T82">Java </text:span>language feature is a so-called <text:span text:style-name="T54">Preview</text:span><text:span text:style-name="T15"> feature</text:span>.</text:p>
      <text:p text:style-name="P28"/>
      <text:p text:style-name="P28">Part of this improvement is that <text:span text:style-name="T83">a</text:span> <text:span text:style-name="T10">comma-separated </text:span><text:span text:style-name="T11">list of </text:span><text:span text:style-name="T10">labels</text:span> can be <text:span text:style-name="T83">used</text:span> after <text:span text:style-name="T47">case</text:span>.</text:p>
      <text:p text:style-name="P28"><text:span text:style-name="T100">But i</text:span>n <text:span text:style-name="T15">Java 11</text:span> this is a <text:span text:style-name="T20">compile error</text:span><text:span text:style-name="T83">.</text:span></text:p>
      <text:p text:style-name="P41">Quick Fix<text:span text:style-name="T66"> </text:span><text:span text:style-name="T69">(Ctrl+1)</text:span><text:span text:style-name="T66"> </text:span><text:span text:style-name="T65">offers two solution</text:span><text:span text:style-name="T68">s</text:span><text:span text:style-name="T65">:</text:span></text:p>
      <text:p text:style-name="P69"/>
      <text:p text:style-name="P41"><text:span text:style-name="T79">Split case labels</text:span><text:span text:style-name="T65"> produces valid Java 11 code.</text:span></text:p>
      <text:p text:style-name="P69"/>
      <text:p text:style-name="P42"><text:span text:style-name="T65">Alternatively, </text:span><text:span text:style-name="T79">Change project compliance and JRE to 12</text:span><text:span text:style-name="T65"> </text:span><text:span text:style-name="T67">changes the project settings instead of the code.</text:span></text:p>
      <text:p text:style-name="P70"/>
      <text:p text:style-name="P43"><text:span text:style-name="T65">But this does not fix the compile error yet. In addition, the </text:span><text:span text:style-name="T71">preview features</text:span><text:span text:style-name="T65"> has to be </text:span><text:span text:style-name="T71">enabled</text:span><text:span text:style-name="T65">.</text:span></text:p>
      <text:p text:style-name="P70"/>
      <text:p text:style-name="P43"><text:span text:style-name="T65">Either, </text:span><text:span text:style-name="T62">in the project compiler properties</text:span><text:span text:style-name="T65"> enable the preview features </text:span><text:span text:style-name="T71">manually</text:span><text:span text:style-name="T65">,</text:span></text:p>
      <text:p text:style-name="P70"/>
      <text:p text:style-name="P43"><text:span text:style-name="T65">or simply use the </text:span><text:span text:style-name="T79">Quick Fix Enable preview features on project properties</text:span><text:span text:style-name="T65"> for that.</text:span></text:p>
      <text:p text:style-name="P29"/>
      <text:p text:style-name="P31">There is also a new Quick Fix to change the <text:span text:style-name="T15">problem severity</text:span> of <text:span text:style-name="T15">preview features </text:span><text:span text:style-name="T59">uses</text:span>.</text:p>
      <text:p text:style-name="P27"/>
      <text:p text:style-name="P65"><text:span text:style-name="T63">In the</text:span><text:span text:style-name="T64"> </text:span><text:span text:style-name="T61">Java 12 preview features,</text:span><text:span text:style-name="T101"> </text:span><text:span text:style-name="T59">lambda-like </text:span><text:span text:style-name="T54">switch expressions</text:span><text:span text:style-name="T100"> can also be used </text:span><text:span text:style-name="T74">instead of </text:span><text:span text:style-name="T57">switch statements,</text:span></text:p>
      <text:p text:style-name="P64"><text:span text:style-name="T100">which is</text:span> easier to read <text:span text:style-name="T84">without the </text:span><text:span text:style-name="T49">break</text:span><text:span text:style-name="T84">s, isn’t it?</text:span></text:p>
      <text:p text:style-name="P32"/>
      <text:p text:style-name="P32">Because switch expressions are <text:span text:style-name="T15">expressions,</text:span> <text:span text:style-name="T85">they can be uses for instance </text:span><text:span text:style-name="T21">as return values</text:span><text:span text:style-name="T85">.</text:span></text:p>
      <text:p text:style-name="P32"/>
      <text:p text:style-name="P33">The improved <text:span text:style-name="T55">switch</text:span> is the only new Java <text:span text:style-name="T15">language feature</text:span> of Java 12.</text:p>
      <text:p text:style-name="P33">Of course, there is some new stuff in the Java 12 JRE system library,</text:p>
      <text:p text:style-name="P33">for example the <text:span text:style-name="T47">Files – mismatch </text:span><text:span text:style-name="T62">[…] or the </text:span><text:span text:style-name="T112">St</text:span><text:span text:style-name="T113">r</text:span><text:span text:style-name="T112">ing</text:span><text:span text:style-name="T47"> – indent</text:span><text:span text:style-name="T62"> method, to name just two.</text:span></text:p>
      <text:p text:style-name="P4"/>
      <text:p text:style-name="P58">### <text:span text:style-name="T86">Maven</text:span> ###</text:p>
      <text:p text:style-name="P53"/>
      <text:p text:style-name="P11">The integrated <text:span text:style-name="T15">Maven support</text:span> also correctly handles the <text:span text:style-name="T15">enablement of the Java 12 preview functions</text:span>:</text:p>
      <text:p text:style-name="P11"/>
      <text:p text:style-name="P13">When the project is converted to a Maven project, the <text:span text:style-name="T47">enable-preview</text:span><text:span text:style-name="T15"> compiler argument</text:span> is added in the <text:span text:style-name="T52">POM</text:span> file.</text:p>
      <text:p text:style-name="P8"/>
      <text:p text:style-name="P13">In the <text:span text:style-name="T100">POM</text:span> editor, removing the <text:span text:style-name="T47">enable-preview</text:span><text:span text:style-name="T15"> compiler argument</text:span></text:p>
      <text:p text:style-name="P13">and in the <text:span text:style-name="T15">right-click menu</text:span> choosing the <text:span text:style-name="T15">new menu item</text:span> <text:span text:style-name="T54">Maven &gt; Update Project...</text:span></text:p>
      <text:p text:style-name="P13">disables the preview features.</text:p>
      <text:p text:style-name="P13"/>
      <text:p text:style-name="P45">By the way, the embedded Maven has been upgraded to 3.6.</text:p>
      <text:p text:style-name="P7"/>
      <text:p text:style-name="P5"/>
      <text:p text:style-name="P59">### <text:span text:style-name="T87">Java: JPMS and Misc</text:span> ###</text:p>
      <text:p text:style-name="P54"/>
      <text:p text:style-name="P12">There are a <text:span text:style-name="T15">number of smaller improvements</text:span> in the Java tooling.</text:p>
      <text:p text:style-name="P12"/>
      <text:p text:style-name="P15">For example, <text:span text:style-name="T98">there is</text:span> <text:span text:style-name="T73">a n</text:span><text:span text:style-name="T71">ew </text:span><text:span text:style-name="T72">Q</text:span><text:span text:style-name="T71">uick </text:span><text:span text:style-name="T72">F</text:span><text:span text:style-name="T71">ix</text:span> to <text:span text:style-name="T59">open the required projects</text:span>.</text:p>
      <text:p text:style-name="P12"/>
      <text:p text:style-name="P14"><text:span text:style-name="T73">A n</text:span><text:span text:style-name="T71">ew Quick </text:span><text:span text:style-name="T70">F</text:span><text:span text:style-name="T71">ix</text:span> to change the <text:span text:style-name="T15">visibility of the constructor of a service provider</text:span> to public</text:p>
      <text:p text:style-name="P14">[…] or for a <text:span text:style-name="T15">service provider </text:span><text:span text:style-name="T22">without a</text:span><text:span text:style-name="T15"> default constructor</text:span>, <text:span text:style-name="T73">a n</text:span><text:span text:style-name="T71">ew </text:span><text:span text:style-name="T72">Q</text:span><text:span text:style-name="T71">uick </text:span><text:span text:style-name="T72">F</text:span><text:span text:style-name="T71">ix</text:span> to create it.</text:p>
      <text:p text:style-name="P14"/>
      <text:p text:style-name="P67"><text:span text:style-name="T114">Up to</text:span> now, the <text:span text:style-name="T59">module dependencies </text:span><text:span text:style-name="T60">have to be</text:span><text:span text:style-name="T59"> customized</text:span> <text:span text:style-name="T88">i</text:span>n the <text:span text:style-name="T15">Java Build Path</text:span> dialog</text:p>
      <text:p text:style-name="P67"><text:span text:style-name="T89">in the</text:span> <text:span text:style-name="T15">tab </text:span><text:span text:style-name="T50">Libraries</text:span> by <text:span text:style-name="T15">editing </text:span><text:span text:style-name="T23">the</text:span><text:span text:style-name="T15"> </text:span><text:span text:style-name="T47">“</text:span><text:span text:style-name="T50">is modular”</text:span><text:span text:style-name="T15"> node</text:span>.</text:p>
      <text:p text:style-name="P67"/>
      <text:p text:style-name="P16">This <text:span text:style-name="T100">becomes</text:span> easier <text:span text:style-name="T100">in</text:span> the <text:span text:style-name="T88">new</text:span> <text:span text:style-name="T54">Module Dependencies</text:span> tab.</text:p>
      <text:p text:style-name="P16"/>
      <text:p text:style-name="P44"><text:span text:style-name="T90">For example, </text:span><text:span text:style-name="T91">[...]</text:span><text:span text:style-name="T90"> to add an </text:span><text:span text:style-name="T25">export of a package</text:span><text:span text:style-name="T90">, </text:span>as you can see here.</text:p>
      <text:p text:style-name="P17"/>
      <text:p text:style-name="P19">The <text:span text:style-name="T47">Show Java Platform Module System Options…</text:span> button shows the command line arguments.</text:p>
      <text:p text:style-name="P17"/>
      <text:p text:style-name="P17">The <text:span text:style-name="T59">edited</text:span><text:span text:style-name="T15"> modules are marked, </text:span><text:s/><text:span text:style-name="T115">which makes</text:span> changes eas<text:span text:style-name="T115">y</text:span> to find.</text:p>
      <text:p text:style-name="P17"/>
      <text:p text:style-name="P68">In <text:span text:style-name="T92">the</text:span> <text:span text:style-name="T47">Encapsulate Field</text:span><text:span text:style-name="T15"> dialog</text:span> there are now <text:span text:style-name="T3">checkboxes for </text:span><text:span text:style-name="T14">both</text:span><text:span text:style-name="T13"> </text:span><text:span text:style-name="T53">getter</text:span><text:span text:style-name="T3"> and </text:span><text:span text:style-name="T53">setter</text:span>,</text:p>
      <text:p text:style-name="P68">so you don't have to <text:span text:style-name="T92">always </text:span>create<text:span text:style-name="T92"> </text:span>both of them.</text:p>
      <text:p text:style-name="P20"/>
      <text:p text:style-name="P21">In Javadoc, the content assist provides also <text:span text:style-name="T12">Javadoc tags</text:span> that <text:span text:style-name="T116">have </text:span>exist<text:span text:style-name="T116">ed</text:span> since Java 8, 9 and 10.</text:p>
      <text:p text:style-name="P21"/>
      <text:p text:style-name="P46">For example, <text:span text:style-name="T47">“API note”</text:span> which will be shown in the Javadoc as <text:span text:style-name="T116">a </text:span>separate section.</text:p>
      <text:p text:style-name="P46"/>
      <text:p text:style-name="P47">There are also module-info-specific Javadoc tags, like for example “provides” or “uses” <text:span text:style-name="T93">to document services</text:span>.</text:p>
      <text:p text:style-name="P48"/>
      <text:p text:style-name="P49"><text:span text:style-name="T46">When debugging a Java application</text:span>, a <text:span text:style-name="T3">Ctrl+Alt+Click</text:span> into the annotation ruler does a <text:span text:style-name="T53">Run to Line</text:span>.</text:p>
      <text:p text:style-name="P21"/>
      <text:p text:style-name="P18"/>
      <text:p text:style-name="P60">### <text:span text:style-name="T87">Java: Code Mining</text:span> ###</text:p>
      <text:p text:style-name="P55"/>
      <text:p text:style-name="P22">In the Java editor <text:span text:style-name="T53">Co</text:span><text:span text:style-name="T54">de Mining</text:span> preferences, there is a new option to <text:span text:style-name="T54">Show method parameter names</text:span>.</text:p>
      <text:p text:style-name="P22"/>
      <text:p text:style-name="P71">If enabled, the parameter names are <text:span text:style-name="T15">shown</text:span> for methods with <text:span text:style-name="T15">more than one</text:span> parameter</text:p>
      <text:p text:style-name="P71"><text:span text:style-name="T94">and </text:span>if the <text:span text:style-name="T94">parameter </text:span><text:span text:style-name="T15">name differs</text:span> from the used variable <text:span text:style-name="T94">name</text:span>.</text:p>
      <text:p text:style-name="P22"/>
      <text:p text:style-name="P23"><text:span text:style-name="T12">Implementations</text:span> are now shown <text:span text:style-name="T12">for methods, too</text:span>.</text:p>
      <text:p text:style-name="P23"/>
      <text:p text:style-name="P23"><text:span text:style-name="T97">If the code mining only shows</text:span> <text:span text:style-name="T12">one</text:span><text:span text:style-name="T15"> reference or implementation</text:span>, <text:s/>you can use <text:span text:style-name="T12">Ctrl+click</text:span> to jump directly to i<text:span text:style-name="T97">t.</text:span> </text:p>
      <text:p text:style-name="P23"/>
      <text:p text:style-name="P23"/>
      <text:p text:style-name="P5"><text:span text:style-name="T95">### </text:span><text:span text:style-name="T96">Gradle </text:span><text:span text:style-name="T95">###</text:span></text:p>
      <text:p text:style-name="P50"/>
      <text:p text:style-name="P34">The Eclipse Gradle plugin <text:span text:style-name="T102">now supports </text:span><text:span text:style-name="T54">synchronizationTasks</text:span><text:span text:style-name="T99"> and </text:span><text:span text:style-name="T54">autoBuildTasks</text:span>.</text:p>
      <text:p text:style-name="P34"/>
      <text:p text:style-name="P34"><text:span text:style-name="T51">s</text:span><text:span text:style-name="T47">ynchronizationTasks</text:span> <text:span text:style-name="T99">are executed on refreshing the Gradle project,</text:span></text:p>
      <text:p text:style-name="P34"/>
      <text:p text:style-name="P35">[…] and <text:span text:style-name="T47">autoBuildTasks</text:span> are also executed when a file is changed <text:span text:style-name="T75">assuming </text:span><text:span text:style-name="T58">Build Automatically</text:span><text:span text:style-name="T75"> is enabled</text:span>.</text:p>
      <text:p text:style-name="P25"/>
      <text:p text:style-name="P72">This can be used, for instance, to generate code based of other code.</text:p>
      <text:p text:style-name="P25"/>
      <text:p text:style-name="P57">### Outro ###</text:p>
      <text:p text:style-name="P52"/>
      <text:p text:style-name="P36"><text:span text:style-name="T76">These were some of the </text:span><text:span text:style-name="T18">Java, Maven and Gradle</text:span><text:span text:style-name="T76"> improvements</text:span></text:p>
      <text:p text:style-name="P36"><text:span text:style-name="T77">of the </text:span><text:span text:style-name="T17">quarterly </text:span><text:span text:style-name="T38">Rolling</text:span><text:span text:style-name="T39"> Release </text:span><text:span text:style-name="T9">June</text:span><text:span text:style-name="T7"> 201</text:span><text:span text:style-name="T6">9</text:span><text:span text:style-name="T76">.</text:span></text:p>
      <text:p text:style-name="P36"/>
      <text:p text:style-name="P24">The <text:span text:style-name="T81">general and Git</text:span> improvements are shown in a separate video.</text:p>
      <text:p text:style-name="P24">If you <text:span text:style-name="T80">have </text:span>skipped some versions, you might want to watch the previous videos, too.</text:p>
      <text:p text:style-name="P1"/>
      <text:p text:style-name="P6"><text:span text:style-name="T78">Thank you</text:span> for watching and <text:span text:style-name="T78">happy codin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8:46:58.207000000</meta:creation-date>
    <dc:date>2019-06-18T08:07:52.785000000</dc:date>
    <meta:editing-duration>PT9H21M35S</meta:editing-duration>
    <meta:editing-cycles>60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70" meta:word-count="839" meta:character-count="4818" meta:non-whitespace-character-count="4043"/>
  </office:meta>
</office:document-meta>
</file>